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633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8bd9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81" officeooo:paragraph-rsid="0006cf8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d95" officeooo:paragraph-rsid="0008bd9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3851" officeooo:paragraph-rsid="0009385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201" officeooo:paragraph-rsid="000aa2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191" officeooo:paragraph-rsid="000bb19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291" officeooo:paragraph-rsid="000e329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f055" officeooo:paragraph-rsid="000ff0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1fe" officeooo:paragraph-rsid="001271f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6e0" officeooo:paragraph-rsid="0013b6e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b668" officeooo:paragraph-rsid="0014b66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d268" officeooo:paragraph-rsid="0014b66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3ced" officeooo:paragraph-rsid="00163ce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14c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397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3971" officeooo:paragraph-rsid="0018397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3ced" officeooo:paragraph-rsid="0015d26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5d268" officeooo:paragraph-rsid="0015d26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83971" officeooo:paragraph-rsid="00183971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33ae"/>
    </style:style>
    <style:style style:name="T3" style:family="text">
      <style:text-properties officeooo:rsid="0007d5f1"/>
    </style:style>
    <style:style style:name="T4" style:family="text">
      <style:text-properties officeooo:rsid="0008bd95"/>
    </style:style>
    <style:style style:name="T5" style:family="text">
      <style:text-properties officeooo:rsid="00093851"/>
    </style:style>
    <style:style style:name="T6" style:family="text">
      <style:text-properties officeooo:rsid="000bb191"/>
    </style:style>
    <style:style style:name="T7" style:family="text">
      <style:text-properties officeooo:rsid="000d1b0e"/>
    </style:style>
    <style:style style:name="T8" style:family="text">
      <style:text-properties officeooo:rsid="000e3291"/>
    </style:style>
    <style:style style:name="T9" style:family="text">
      <style:text-properties officeooo:rsid="000e7573"/>
    </style:style>
    <style:style style:name="T10" style:family="text">
      <style:text-properties officeooo:rsid="000ff055"/>
    </style:style>
    <style:style style:name="T11" style:family="text">
      <style:text-properties officeooo:rsid="0013b6e0"/>
    </style:style>
    <style:style style:name="T12" style:family="text">
      <style:text-properties officeooo:rsid="0014b668"/>
    </style:style>
    <style:style style:name="T13" style:family="text">
      <style:text-properties officeooo:rsid="0015d268"/>
    </style:style>
    <style:style style:name="T14" style:family="text">
      <style:text-properties officeooo:rsid="001814c9"/>
    </style:style>
    <style:style style:name="T15" style:family="text">
      <style:text-properties officeooo:rsid="00183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6">1 Cambridge:</text:p>
      <text:p text:style-name="P5"/>
      <text:p text:style-name="P5">Ideal job: 1) A <text:s text:c="3"/>2) A <text:s text:c="3"/>3) D <text:s text:c="3"/>4) C <text:s text:c="3"/>5) D <text:s text:c="3"/>6) C <text:s text:c="3"/>7) A <text:s text:c="3"/>8) D</text:p>
      <text:p text:style-name="P5"/>
      <text:p text:style-name="P5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5"/>
      <text:p text:style-name="P28">Animals:</text:p>
      <text:p text:style-name="P2"/>
      <text:p text:style-name="P6">Amazing Irish animals: 1) B <text:s text:c="3"/>2) A <text:s text:c="3"/>3) C <text:s text:c="3"/>4) C <text:s text:c="3"/>5) D <text:s text:c="3"/>6) B <text:s text:c="3"/>7) C <text:s text:c="3"/>8) A</text:p>
      <text:p text:style-name="P6"/>
      <text:p text:style-name="P6">Animals collocation: 1) <text:span text:style-name="T2">PARROT : </text:span>beak, feathers, <text:span text:style-name="T2">claws, wing <text:s text:c="3"/>2) POLAR BEAR: paws, fur</text:span></text:p>
      <text:p text:style-name="P8">3) LEOPARD: paws, spots, fur, fangs <text:s text:c="3"/>4) TIGER: stripes, paws, claws, fur, fangs</text:p>
      <text:p text:style-name="P7">5) ELEPHANT: paws, trunk, tusks <text:s text:c="3"/>6) LION: paws, claws, fur, fangs, mane</text:p>
      <text:p text:style-name="P7">7) SNAKE: scales, fangs <text:s text:c="3"/>8) GOLD FISH: fin, scales</text:p>
      <text:p text:style-name="P7"/>
      <text:p text:style-name="P27">5 Cambridge:</text:p>
      <text:p text:style-name="P3"/>
      <text:p text:style-name="P9">Graduate paths: 43) <text:span text:style-name="T3">B <text:s text:c="3"/></text:span>44) <text:span text:style-name="T3">A <text:s text:c="3"/></text:span>45) <text:span text:style-name="T3">B <text:s text:c="3"/></text:span>46) <text:span text:style-name="T3">A <text:s text:c="3"/></text:span>47) <text:span text:style-name="T3">C <text:s text:c="3"/></text:span>48) <text:span text:style-name="T3">C <text:s text:c="2"/></text:span><text:s/>49) <text:span text:style-name="T3">D <text:s text:c="2"/></text:span><text:s/>50) <text:span text:style-name="T3">A <text:s text:c="2"/></text:span><text:s/>51) <text:span text:style-name="T4">D</text:span> <text:s text:c="3"/>52) <text:span text:style-name="T4">B</text:span></text:p>
      <text:p text:style-name="P9"/>
      <text:p text:style-name="P29">Comparatives:</text:p>
      <text:p text:style-name="P4"/>
      <text:p text:style-name="P10">1: <text:s/>holiday – vacation ; subway – underground ; closet – wardrobe ; lift – elevator </text:p>
      <text:p text:style-name="P10"><text:s text:c="5"/>pavement – sidewalk ; rubbish – garbage</text:p>
      <text:p text:style-name="P10"/>
      <text:p text:style-name="P10">2: non capito dove leggere</text:p>
      <text:p text:style-name="P10"/>
      <text:p text:style-name="P10">4: fit/fittest/the fittest ; late/latest/the latest ; healthy/healthiest/the healthiest ; soon/?/?</text:p>
      <text:p text:style-name="P10"><text:s text:c="4"/>well-dressed/b<text:span text:style-name="T5">etter</text:span>-dressed/the best-dressed</text:p>
      <text:p text:style-name="P10"/>
      <text:p text:style-name="P10">5: 1) the best “ <text:s text:c="3"/>2) <text:span text:style-name="T5">than <text:s text:c="3"/>3) far <text:s text:c="3"/>4) healthy</text:span> <text:s text:c="3"/><text:span text:style-name="T5">5) The <text:s text:c="3"/>6) best-dressed</text:span></text:p>
      <text:p text:style-name="P10"/>
      <text:p text:style-name="P11">6: 1) longest <text:s text:c="3"/>2) as far <text:s text:c="3"/>3) more boring <text:s text:c="3"/>4) the better <text:s text:c="4"/>5) the worst <text:s text:c="3"/>6) easier <text:s text:c="3"/>7) ?</text:p>
      <text:p text:style-name="P11"/>
      <text:p text:style-name="P12">7: <text:span text:style-name="T6">1) worse <text:s text:c="3"/>2) youngest <text:s text:c="3"/>3) far <text:s text:c="3"/>4) more, lesser <text:s text:c="3"/>5) as <text:s text:c="3"/>6) more</text:span></text:p>
      <text:p text:style-name="P12"/>
      <text:p text:style-name="P13">8: <text:span text:style-name="T7">1) funnier than <text:s text:c="3"/>2) isn’t as fast as <text:s text:c="3"/>3) </text:span><text:span text:style-name="T8">much less tall <text:s text:c="3"/>4) the more <text:s text:c="3"/>5) the best in</text:span></text:p>
      <text:p text:style-name="P13"/>
      <text:p text:style-name="P14">9: <text:span text:style-name="T9">1) far <text:s text:c="3"/>2) worst <text:s text:c="3"/>3) </text:span><text:span text:style-name="T10">as <text:s text:c="3"/>4) less <text:s text:c="3"/>5) tastier</text:span></text:p>
      <text:p text:style-name="P15"/>
      <text:p text:style-name="P15">10: 1) “ are much better-paid than “ <text:s text:c="3"/>2) The “ is a bit higher than “ <text:s text:c="3"/>3) “ is a little shorter than “</text:p>
      <text:p text:style-name="P15"><text:s text:c="6"/>4) “ is far grater than “</text:p>
      <text:p text:style-name="P15"/>
      <text:p text:style-name="P30">Articles:</text:p>
      <text:p text:style-name="P24"/>
      <text:p text:style-name="P16">3: 1) x <text:s text:c="3"/>2) x <text:s text:c="3"/>3) an <text:s text:c="3"/>4) a <text:s text:c="3"/>5) the <text:s text:c="3"/>6) the <text:s text:c="3"/>7) the <text:s text:c="3"/>8) a <text:s text:c="3"/>9) a <text:s text:c="3"/>10) <text:span text:style-name="T11">an <text:s text:c="3"/>11) a <text:s text:c="3"/>12) a <text:s text:c="3"/>13) the <text:s text:c="8"/></text:span></text:p>
      <text:p text:style-name="P16"><text:span text:style-name="T11"><text:s text:c="4"/>14) the <text:s text:c="3"/>15) x <text:s text:c="3"/>16) the <text:s text:c="3"/>17) the <text:s text:c="4"/>18) a</text:span></text:p>
      <text:p text:style-name="P16"/>
      <text:p text:style-name="P17">4: a – nr. 3 <text:s text:c="2"/>; <text:s text:c="3"/>b – nr.1 <text:s text:c="3"/>; <text:s text:c="3"/>c – nr. 2<text:tab/><text:tab/>5: examples: nr. 1 – 2 – 15</text:p>
      <text:p text:style-name="P17"/>
      <text:p text:style-name="P17"><text:soft-page-break/>6: 1) a <text:s text:c="3"/>2) a <text:s text:c="3"/>3) x <text:s text:c="3"/>4) a <text:s text:c="3"/>5) The <text:s text:c="3"/>6) x <text:s text:c="3"/>7) the <text:s text:c="3"/>8) the <text:s text:c="3"/>9) x <text:s text:c="3"/>10) <text:span text:style-name="T12">a <text:s text:c="3"/></text:span><text:s/>11) <text:span text:style-name="T12">the <text:s text:c="2"/></text:span><text:s/>12) <text:span text:style-name="T12">the</text:span></text:p>
      <text:p text:style-name="P17"/>
      <text:p text:style-name="P18">7: 2) a <text:s text:c="3"/>3) x <text:s text:c="3"/>4) The <text:s text:c="3"/>5) x <text:s text:c="3"/>6) the <text:s text:c="3"/>7) a <text:s text:c="3"/>8) the <text:s text:c="3"/>9) the</text:p>
      <text:p text:style-name="P18"/>
      <text:p text:style-name="P18">8: 1) the “ <text:s text:c="3"/>2) the <text:s text:c="3"/>3) a <text:s text:c="3"/>4) lunch <text:s text:c="3"/>5) a <text:s text:c="3"/>6) The “ 7) the “</text:p>
      <text:p text:style-name="P18"/>
      <text:p text:style-name="P18">9: The article makes the object you’re referring to more specific, we can notice it more in the </text:p>
      <text:p text:style-name="P18"><text:s text:c="4"/>second example</text:p>
      <text:p text:style-name="P18"/>
      <text:p text:style-name="P18">10: 1) “ a bad day <text:s text:c="3"/>2) “ <text:span text:style-name="T13">breakfast <text:s/>in bed <text:s text:c="3"/>3) “ a dream <text:s text:c="3"/>4) “ a flu <text:s text:c="3"/>5) “ fun <text:s text:c="3"/>6) lunch at home</text:span></text:p>
      <text:p text:style-name="P18"><text:span text:style-name="T13"><text:s text:c="6"/>7) “ a nap <text:s text:c="3"/>8) “ a row</text:span></text:p>
      <text:p text:style-name="P19"/>
      <text:p text:style-name="P31">Blog Vocabulary:</text:p>
      <text:p text:style-name="P25"/>
      <text:p text:style-name="P20">A ladder to the sky: <text:span text:style-name="T14">1) B <text:s text:c="3"/>2) B <text:s text:c="3"/>3) C <text:s text:c="3"/>4) A <text:s text:c="3"/>5) B <text:s text:c="3"/>6) D <text:s text:c="3"/>7) A <text:s text:c="3"/>8) B</text:span></text:p>
      <text:p text:style-name="P20"/>
      <text:p text:style-name="P21">1: Newspaper – advertisement, article, daily, headline, local, today’s, paperback</text:p>
      <text:p text:style-name="P21"><text:s text:c="4"/>Magazine – advertisement, best seller, chick lit, fashion, glossy, gossip, headline, monthly, travel,</text:p>
      <text:p text:style-name="P21"><text:s text:c="4"/>weekly, women’s, paperback</text:p>
      <text:p text:style-name="P21"><text:s text:c="4"/>Book – best seller, hardback, page-turner</text:p>
      <text:p text:style-name="P21"><text:s text:c="4"/>(non so se sia giusto)</text:p>
      <text:p text:style-name="P21"/>
      <text:p text:style-name="P22">2: <text:span text:style-name="T15">1) immaginate <text:s text:c="3"/>2) immaginated <text:s text:c="3"/>3) ? <text:s text:c="3"/>4) ? <text:s text:c="3"/>5) amazing <text:s text:c="3"/>6) amazingly <text:s text:c="3"/>7) biography <text:s text:c="3"/></text:span></text:p>
      <text:p text:style-name="P22"><text:span text:style-name="T15"><text:s text:c="4"/>8) biographically <text:s text:c="3"/>9) education <text:s text:c="3"/>10) educate <text:s text:c="3"/>11) educated <text:s text:c="3"/>12) exitment <text:s text:c="3"/>13) exite</text:span></text:p>
      <text:p text:style-name="P22"><text:span text:style-name="T15"><text:s text:c="4"/>14) exitingly <text:s text:c="3"/>15) romance <text:s text:c="3"/>16) romantic <text:s text:c="3"/>17) romanticly <text:s text:c="3"/>18) mistery <text:s text:c="3"/>19) misterious</text:span></text:p>
      <text:p text:style-name="P23"><text:s text:c="4"/>20) boredom <text:s text:c="3"/>21) bore <text:s text:c="3"/>22) boringly <text:s text:c="3"/>23) depth <text:s text:c="3"/>24) ? <text:s text:c="3"/>25) ? <text:s text:c="3"/>26) hystorical</text:p>
      <text:p text:style-name="P23"><text:s text:c="4"/>27) hystorically</text:p>
      <text:p text:style-name="P23"/>
      <text:p text:style-name="P32">Past tens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17T15:36:03.778485216</dc:date>
    <meta:editing-duration>PT33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564" meta:character-count="3128" meta:non-whitespace-character-count="2104"/>
  </office:meta>
</office:document-meta>
</file>